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style:font-name="Arial1" fo:font-size="11pt" fo:font-weight="bold" officeooo:paragraph-rsid="001305f1" style:font-size-asian="11pt" style:font-weight-asian="bold" style:font-size-complex="11pt" style:font-weight-complex="bold"/>
    </style:style>
    <style:style style:name="P2" style:family="paragraph" style:parent-style-name="Preformatted_20_Text">
      <style:paragraph-properties fo:margin-top="0cm" fo:margin-bottom="0.499cm" style:contextual-spacing="false"/>
    </style:style>
    <style:style style:name="P3" style:family="paragraph" style:parent-style-name="Standard">
      <style:paragraph-properties fo:text-align="center" style:justify-single-word="false"/>
      <style:text-properties fo:font-weight="bold" officeooo:rsid="001305f1" officeooo:paragraph-rsid="001305f1" style:font-weight-asian="bold" style:font-weight-complex="bold"/>
    </style:style>
    <style:style style:name="P4" style:family="paragraph" style:parent-style-name="Standard">
      <style:paragraph-properties fo:text-align="start" style:justify-single-word="false"/>
      <style:text-properties fo:font-weight="bold" officeooo:paragraph-rsid="001305f1" style:font-weight-asian="bold" style:font-weight-complex="bold"/>
    </style:style>
    <style:style style:name="P5" style:family="paragraph" style:parent-style-name="Standard">
      <style:paragraph-properties fo:text-align="center" style:justify-single-word="false"/>
      <style:text-properties style:font-name="Arial1" fo:font-weight="bold" officeooo:rsid="001305f1" officeooo:paragraph-rsid="001305f1" style:font-weight-asian="bold" style:font-weight-complex="bold"/>
    </style:style>
    <style:style style:name="P6" style:family="paragraph" style:parent-style-name="Standard">
      <style:paragraph-properties fo:text-align="start" style:justify-single-word="false"/>
      <style:text-properties style:font-name="Arial1" fo:font-weight="bold" officeooo:rsid="001305f1" officeooo:paragraph-rsid="001305f1" style:font-weight-asian="bold" style:font-weight-complex="bold"/>
    </style:style>
    <style:style style:name="P7" style:family="paragraph" style:parent-style-name="Standard">
      <style:paragraph-properties fo:text-align="start" style:justify-single-word="false"/>
      <style:text-properties style:font-name="Arial1" fo:font-size="11pt" fo:font-weight="bold" officeooo:rsid="001305f1" officeooo:paragraph-rsid="001305f1" style:font-size-asian="11pt" style:font-weight-asian="bold" style:font-size-complex="11pt" style:font-weight-complex="bold"/>
    </style:style>
    <style:style style:name="P8" style:family="paragraph" style:parent-style-name="Standard">
      <style:paragraph-properties fo:text-align="start" style:justify-single-word="false"/>
      <style:text-properties style:font-name="Arial1" fo:font-size="11pt" fo:font-weight="bold" officeooo:paragraph-rsid="001305f1" style:font-size-asian="11pt" style:font-weight-asian="bold" style:font-size-complex="11pt" style:font-weight-complex="bold"/>
    </style:style>
    <style:style style:name="P9" style:family="paragraph" style:parent-style-name="Standard">
      <style:paragraph-properties fo:text-align="center" style:justify-single-word="false"/>
      <style:text-properties style:font-name="Arial1" fo:font-size="11pt" fo:font-weight="bold" officeooo:paragraph-rsid="001305f1" style:font-size-asian="11pt" style:font-weight-asian="bold" style:font-size-complex="11pt" style:font-weight-complex="bold"/>
    </style:style>
    <style:style style:name="P10" style:family="paragraph" style:parent-style-name="Standard">
      <style:paragraph-properties fo:text-align="start" style:justify-single-word="false"/>
      <style:text-properties officeooo:paragraph-rsid="001305f1"/>
    </style:style>
    <style:style style:name="P11" style:family="paragraph" style:parent-style-name="Text_20_body" style:list-style-name="L17"/>
    <style:style style:name="P12" style:family="paragraph" style:parent-style-name="Text_20_body" style:list-style-name="L18"/>
    <style:style style:name="P13" style:family="paragraph" style:parent-style-name="Text_20_body" style:list-style-name="L19"/>
    <style:style style:name="P14" style:family="paragraph" style:parent-style-name="Text_20_body" style:list-style-name="L20"/>
    <style:style style:name="P15" style:family="paragraph" style:parent-style-name="Text_20_body" style:list-style-name="L21"/>
    <style:style style:name="P16" style:family="paragraph" style:parent-style-name="Text_20_body" style:list-style-name="L22"/>
    <style:style style:name="P17" style:family="paragraph" style:parent-style-name="Text_20_body" style:list-style-name="L23"/>
    <style:style style:name="P18" style:family="paragraph" style:parent-style-name="Text_20_body" style:list-style-name="L24"/>
    <style:style style:name="P19" style:family="paragraph" style:parent-style-name="Text_20_body" style:list-style-name="L25"/>
    <style:style style:name="P20" style:family="paragraph" style:parent-style-name="Text_20_body" style:list-style-name="L26"/>
    <style:style style:name="P21" style:family="paragraph" style:parent-style-name="Text_20_body" style:list-style-name="L27"/>
    <style:style style:name="P22" style:family="paragraph" style:parent-style-name="Text_20_body" style:list-style-name="L28"/>
    <style:style style:name="T1" style:family="text">
      <style:text-properties officeooo:rsid="001305f1"/>
    </style:style>
    <style:style style:name="T2" style:family="text">
      <style:text-properties fo:font-size="12pt" fo:font-weight="normal" officeooo:rsid="001305f1" style:font-size-asian="12pt" style:font-weight-asian="normal" style:font-size-complex="12pt" style:font-weight-complex="normal"/>
    </style:style>
    <style:style style:name="T3" style:family="text">
      <style:text-properties fo:font-size="12pt" fo:font-weight="bold" officeooo:rsid="001305f1" style:font-size-asian="12pt" style:font-weight-asian="bold" style:font-size-complex="12pt" style:font-weight-complex="bold"/>
    </style:style>
    <style:style style:name="T4" style:family="text">
      <style:text-properties fo:font-weight="normal" style:font-weight-asian="normal" style:font-weight-complex="normal"/>
    </style:style>
    <style:style style:name="T5" style:family="text">
      <style:text-properties fo:font-weight="normal" officeooo:rsid="001305f1" style:font-weight-asian="normal" style:font-weight-complex="normal"/>
    </style:style>
    <style:style style:name="T6" style:family="text">
      <style:text-properties style:font-name="Arial1" fo:font-weight="bold" officeooo:rsid="001305f1" style:font-weight-asian="bold" style:font-weight-complex="bold"/>
    </style:style>
    <style:style style:name="T7" style:family="text">
      <style:text-properties style:font-name="Arial1" officeooo:rsid="001305f1"/>
    </style:style>
    <style:style style:name="T8" style:family="text">
      <style:text-properties style:font-name="Arial1" fo:font-size="12pt" fo:font-weight="normal" officeooo:rsid="001305f1" style:font-size-asian="12pt" style:font-weight-asian="normal" style:font-size-complex="12pt" style:font-weight-complex="normal"/>
    </style:style>
    <style:style style:name="T9" style:family="text">
      <style:text-properties style:font-name="Arial1" fo:font-size="12pt" fo:font-weight="bold" officeooo:rsid="001305f1" style:font-size-asian="12pt" style:font-weight-asian="bold" style:font-size-complex="12pt" style:font-weight-complex="bold"/>
    </style:style>
    <style:style style:name="T10" style:family="text">
      <style:text-properties style:font-name="Arial1" fo:font-size="11pt" fo:font-weight="normal" officeooo:rsid="001305f1" style:font-size-asian="11pt" style:font-weight-asian="normal" style:font-size-complex="11pt" style:font-weight-complex="normal"/>
    </style:style>
    <style:style style:name="T11" style:family="text">
      <style:text-properties style:font-name="Arial1" fo:font-size="11pt" officeooo:rsid="001305f1" style:font-size-asian="11pt" style:font-size-complex="11pt"/>
    </style:style>
    <style:style style:name="T12" style:family="text">
      <style:text-properties fo:font-weight="bold" style:font-weight-asian="bold" style:font-weight-complex="bold"/>
    </style:style>
    <style:style style:name="T13" style:family="text">
      <style:text-properties fo:font-weight="bold" officeooo:rsid="001305f1" style:font-weight-asian="bold" style:font-weight-complex="bol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ocumentation Technique - Vocal Weather</text:h>
      <text:h text:style-name="Heading_20_2" text:outline-level="2">1. Introduction</text:h>
      <text:h text:style-name="Heading_20_3" text:outline-level="3">1.1 Présentation du projet</text:h>
      <text:p text:style-name="Text_20_body">Vocal Weather est une application innovante qui utilise l'intelligence artificielle pour fournir des prévisions météorologiques via une interface vocale. L'objectif principal est de permettre aux utilisateurs d'obtenir des informations météorologiques sans avoir à interagir avec une interface graphique ou textuelle. Cette application se base sur des modèles de reconnaissance vocale pour transformer la parole en texte, interpréter les requêtes et fournir une réponse précise basée sur des prédictions météorologiques.</text:p>
      <text:h text:style-name="Heading_20_3" text:outline-level="3">1.2 Objectifs de l'application</text:h>
      <text:p text:style-name="Text_20_body">L'application répond à plusieurs besoins spécifiques :</text:p>
      <text:list text:style-name="L17">
        <text:list-item>
          <text:p text:style-name="P11"><text:span text:style-name="Strong_20_Emphasis">Accessibilité</text:span> : Offrir une interface intuitive basée sur la voix pour les personnes ayant des difficultés à utiliser une interface classique.</text:p>
        </text:list-item>
        <text:list-item>
          <text:p text:style-name="P11"><text:span text:style-name="Strong_20_Emphasis">Précision</text:span> : Fournir des prévisions météorologiques basées sur des modèles d'intelligence artificielle et des données en temps réel.</text:p>
        </text:list-item>
        <text:list-item>
          <text:p text:style-name="P11"><text:span text:style-name="Strong_20_Emphasis">Personnalisation</text:span> : Permettre à l'utilisateur de poser des questions variées (exemple : "Quel temps fera-t-il demain matin à Paris ?") et recevoir des réponses adaptées.</text:p>
        </text:list-item>
        <text:list-item>
          <text:p text:style-name="P11"><text:span text:style-name="Strong_20_Emphasis">Automatisation</text:span> : Gérer les requêtes et réponses sans intervention humaine, en exploitant des API externes et des modèles de machine learning.</text:p>
        </text:list-item>
      </text:list>
      <text:h text:style-name="Heading_20_3" text:outline-level="3">1.3 Technologies utilisées</text:h>
      <text:p text:style-name="Text_20_body">L'application repose sur un ensemble de technologies avancées :</text:p>
      <text:list text:style-name="L18">
        <text:list-item>
          <text:p text:style-name="P12"><text:span text:style-name="Strong_20_Emphasis">Langage de programmation</text:span> : Python, choisi pour sa flexibilité et ses puissantes bibliothèques en reconnaissance vocale et machine learning.</text:p>
        </text:list-item>
        <text:list-item>
          <text:p text:style-name="P12"><text:span text:style-name="Strong_20_Emphasis">Frameworks &amp; Bibliothèques</text:span> :</text:p>
          <text:list>
            <text:list-item>
              <text:p text:style-name="P12"><text:span text:style-name="Source_20_Text">Django</text:span> : Utilisé pour la gestion de l'API backend.</text:p>
            </text:list-item>
            <text:list-item>
              <text:p text:style-name="P12"><text:span text:style-name="Source_20_Text">SpeechRecognition</text:span> : Bibliothèque Python permettant de convertir l'audio en texte.</text:p>
            </text:list-item>
            <text:list-item>
              <text:p text:style-name="P12"><text:span text:style-name="Source_20_Text">TensorFlow / PyTorch</text:span> : Frameworks de deep learning pour la reconnaissance vocale et l'analyse des données.</text:p>
            </text:list-item>
            <text:list-item>
              <text:p text:style-name="P12"><text:span text:style-name="Source_20_Text">Pandas &amp; NumPy</text:span> : Utilisés pour la manipulation et l'analyse des données météorologiques.</text:p>
            </text:list-item>
            <text:list-item>
              <text:p text:style-name="P12"><text:span text:style-name="Source_20_Text">OpenWeather API</text:span> : Fournisseur des données météorologiques.</text:p>
            </text:list-item>
          </text:list>
        </text:list-item>
        <text:list-item>
          <text:p text:style-name="P12"><text:span text:style-name="Strong_20_Emphasis">Base de données</text:span> :</text:p>
          <text:list>
            <text:list-item>
              <text:p text:style-name="P12"><text:soft-page-break/><text:span text:style-name="Source_20_Text">PostgreSQL</text:span> (si applicable) pour stocker les données historiques des prévisions météo et les interactions utilisateur.</text:p>
            </text:list-item>
          </text:list>
        </text:list-item>
        <text:list-item>
          <text:p text:style-name="P12"><text:span text:style-name="Strong_20_Emphasis">Environnement de développement</text:span> :</text:p>
          <text:list>
            <text:list-item>
              <text:p text:style-name="P12">Utilisation d'un environnement virtuel Python (<text:span text:style-name="Source_20_Text">venv</text:span> ou <text:span text:style-name="Source_20_Text">conda</text:span>) pour gérer les dépendances.</text:p>
            </text:list-item>
            <text:list-item>
              <text:p text:style-name="P12">Déploiement possible sur un serveur cloud avec <text:span text:style-name="Source_20_Text">Docker</text:span> et <text:span text:style-name="Source_20_Text">AWS/Azure</text:span>.</text:p>
            </text:list-item>
          </text:list>
        </text:list-item>
      </text:list>
      <text:p text:style-name="Text_20_body">Cette architecture permet une application performante, fiable et évolutive, capable de s'adapter aux besoins futurs et à l'augmentation du nombre d'utilisateurs.</text:p>
      <text:h text:style-name="Heading_20_2" text:outline-level="2">2. Installation et Prérequis</text:h>
      <text:h text:style-name="Heading_20_3" text:outline-level="3">2.1 Installation des dépendances</text:h>
      <text:p text:style-name="Text_20_body">Pour garantir un bon fonctionnement de l'application, il est nécessaire d'installer certaines bibliothèques et outils.</text:p>
      <text:h text:style-name="Heading_20_4" text:outline-level="4">2.1.1 Clonage du dépôt</text:h>
      <text:p text:style-name="Text_20_body">Avant toute installation, il faut récupérer le code source du projet à partir d'un gestionnaire de versions comme Git. Utilisez la commande suivante :</text:p>
      <text:p text:style-name="Preformatted_20_Text"><text:span text:style-name="Source_20_Text">git clone &lt;URL_du_depot&gt;</text:span></text:p>
      <text:p text:style-name="P2"><text:span text:style-name="Source_20_Text">cd Vocal-Weather-2025</text:span></text:p>
      <text:h text:style-name="Heading_20_4" text:outline-level="4">2.1.2 Création d'un environnement virtuel</text:h>
      <text:p text:style-name="Text_20_body">L'utilisation d'un environnement virtuel permet d'éviter les conflits de dépendances avec d'autres projets. Pour créer un environnement virtuel et l'activer :</text:p>
      <text:p text:style-name="Preformatted_20_Text"><text:span text:style-name="Source_20_Text">python -m venv venv</text:span></text:p>
      <text:p text:style-name="P2"><text:span text:style-name="Source_20_Text">source venv/bin/activate <text:s/># Sur Windows : venv\Scripts\activate</text:span></text:p>
      <text:h text:style-name="Heading_20_4" text:outline-level="4">2.1.3 Installation des dépendances</text:h>
      <text:p text:style-name="Text_20_body">Une fois l'environnement activé, installez les bibliothèques nécessaires avec :</text:p>
      <text:p text:style-name="P2"><text:span text:style-name="Source_20_Text">pip install -r requirements.txt</text:span></text:p>
      <text:p text:style-name="Text_20_body">Le fichier <text:span text:style-name="Source_20_Text">requirements.txt</text:span> contient toutes les dépendances nécessaires, notamment :</text:p>
      <text:list text:style-name="L19">
        <text:list-item>
          <text:p text:style-name="P13"><text:span text:style-name="Source_20_Text">Django</text:span> pour la gestion de l'API backend.</text:p>
        </text:list-item>
        <text:list-item>
          <text:p text:style-name="P13"><text:span text:style-name="Source_20_Text">SpeechRecognition</text:span> pour la reconnaissance vocale.</text:p>
        </text:list-item>
        <text:list-item>
          <text:p text:style-name="P13"><text:span text:style-name="Source_20_Text">requests</text:span> pour les requêtes vers l'API météo.</text:p>
        </text:list-item>
        <text:list-item>
          <text:p text:style-name="P13"><text:span text:style-name="Source_20_Text">numpy</text:span>, <text:span text:style-name="Source_20_Text">pandas</text:span> pour la gestion et le traitement des données.</text:p>
        </text:list-item>
      </text:list>
      <text:h text:style-name="Heading_20_3" text:outline-level="3">2.2 Configuration requise</text:h>
      <text:p text:style-name="Text_20_body">Avant de pouvoir exécuter l'application, il faut s'assurer que le système répond aux exigences suivantes :</text:p>
      <text:list text:style-name="L20">
        <text:list-item>
          <text:p text:style-name="P14"><text:soft-page-break/><text:span text:style-name="Strong_20_Emphasis">Système d'exploitation</text:span> : Windows / Linux / macOS</text:p>
        </text:list-item>
        <text:list-item>
          <text:p text:style-name="P14"><text:span text:style-name="Strong_20_Emphasis">Version de Python</text:span> : 3.8+</text:p>
        </text:list-item>
        <text:list-item>
          <text:p text:style-name="P14"><text:span text:style-name="Strong_20_Emphasis">Connexion Internet</text:span> : Obligatoire pour interroger l'API météo et télécharger des modèles d'IA</text:p>
        </text:list-item>
        <text:list-item>
          <text:p text:style-name="P14"><text:span text:style-name="Strong_20_Emphasis">Microphone</text:span> : Un microphone fonctionnel est requis pour capter la voix de l'utilisateur</text:p>
        </text:list-item>
      </text:list>
      <text:p text:style-name="Text_20_body">Si une version incompatible de Python est installée, il est recommandé de la mettre à jour via python.org ou un gestionnaire de paquets adapté (<text:span text:style-name="Source_20_Text">apt</text:span>, <text:span text:style-name="Source_20_Text">brew</text:span>, <text:span text:style-name="Source_20_Text">choco</text:span>, etc.).</text:p>
      <text:h text:style-name="Heading_20_3" text:outline-level="3">2.3 Mise en place de l’environnement</text:h>
      <text:p text:style-name="Text_20_body">L'application requiert la configuration de certaines clés d'API et paramètres environnementaux. Ces informations doivent être stockées dans un fichier <text:span text:style-name="Source_20_Text">.env</text:span> situé à la racine du projet.</text:p>
      <text:h text:style-name="Heading_20_4" text:outline-level="4">2.3.1 Création du fichier <text:span text:style-name="Source_20_Text">.env</text:span></text:h>
      <text:p text:style-name="Text_20_body">Créez un fichier <text:span text:style-name="Source_20_Text">.env</text:span> et ajoutez-y les clés d'API nécessaires :</text:p>
      <text:p text:style-name="P2"><text:span text:style-name="Source_20_Text">OPENWEATHER_API_KEY=your_api_key_here</text:span></text:p>
      <text:p text:style-name="Text_20_body">Ce fichier n'est pas inclus dans le dépôt Git pour éviter les fuites de données sensibles.</text:p>
      <text:h text:style-name="Heading_20_4" text:outline-level="4">2.3.2 Vérification du bon fonctionnement</text:h>
      <text:p text:style-name="Text_20_body">Après l'installation et la configuration, testez l'application avec :</text:p>
      <text:p text:style-name="P2"><text:span text:style-name="Source_20_Text">python main.py</text:span></text:p>
      <text:p text:style-name="Text_20_body">Si tout est correctement installé, l'application doit démarrer et permettre une interaction vocale avec l'utilisateur.</text:p>
      <text:h text:style-name="Heading_20_2" text:outline-level="2">3. Architecture du projet</text:h>
      <text:p text:style-name="Preformatted_20_Text"><text:span text:style-name="Source_20_Text">Vocal-Weather-2025/</text:span></text:p>
      <text:p text:style-name="Preformatted_20_Text"><text:span text:style-name="Source_20_Text">|-- main.py <text:s/># Point d’entrée de l’application</text:span></text:p>
      <text:p text:style-name="Preformatted_20_Text"><text:span text:style-name="Source_20_Text">|-- requirements.txt <text:s/># Liste des dépendances</text:span></text:p>
      <text:p text:style-name="Preformatted_20_Text"><text:span text:style-name="Source_20_Text">|-- config/</text:span></text:p>
      <text:p text:style-name="Preformatted_20_Text"><text:span text:style-name="Source_20_Text">| <text:s text:c="2"/>|-- settings.py <text:s/># Configuration de l’application</text:span></text:p>
      <text:p text:style-name="Preformatted_20_Text"><text:span text:style-name="Source_20_Text">|-- models/</text:span></text:p>
      <text:p text:style-name="Preformatted_20_Text"><text:span text:style-name="Source_20_Text">| <text:s text:c="2"/>|-- prediction_model.py <text:s/># Modèle de prédiction IA</text:span></text:p>
      <text:p text:style-name="Preformatted_20_Text"><text:span text:style-name="Source_20_Text">|-- speech/</text:span></text:p>
      <text:p text:style-name="Preformatted_20_Text"><text:span text:style-name="Source_20_Text">| <text:s text:c="2"/>|-- speech_recognition.py <text:s/># Gestion de la reconnaissance vocale</text:span></text:p>
      <text:p text:style-name="Preformatted_20_Text"><text:span text:style-name="Source_20_Text">|-- ui/</text:span></text:p>
      <text:p text:style-name="Preformatted_20_Text"><text:span text:style-name="Source_20_Text">| <text:s text:c="2"/>|-- interface.py <text:s/># Interface utilisateur</text:span></text:p>
      <text:p text:style-name="Preformatted_20_Text"><text:span text:style-name="Source_20_Text">|-- data/</text:span></text:p>
      <text:p text:style-name="P2"><text:span text:style-name="Source_20_Text">| <text:s text:c="2"/>|-- weather_data.csv <text:s/># Données d'entraînement (si applicable)</text:span></text:p>
      <text:h text:style-name="Heading_20_2" text:outline-level="2">4. Description des modules</text:h>
      <text:h text:style-name="Heading_20_3" text:outline-level="3">4.1 API de reconnaissance vocale</text:h>
      <text:list text:style-name="L21">
        <text:list-item>
          <text:p text:style-name="P15">Utilise la bibliothèque <text:span text:style-name="Source_20_Text">SpeechRecognition</text:span> pour capter et analyser la voix.</text:p>
        </text:list-item>
        <text:list-item>
          <text:p text:style-name="P15"><text:soft-page-break/>Transforme l’audio en texte pour l’interprétation des requêtes utilisateurs.</text:p>
        </text:list-item>
      </text:list>
      <text:h text:style-name="Heading_20_3" text:outline-level="3">4.2 Modèle de prévision météorologique</text:h>
      <text:list text:style-name="L22">
        <text:list-item>
          <text:p text:style-name="P16">Utilise un modèle d’apprentissage automatique pour prédire la météo.</text:p>
        </text:list-item>
        <text:list-item>
          <text:p text:style-name="P16">Peut exploiter des données historiques stockées en base.</text:p>
        </text:list-item>
      </text:list>
      <text:h text:style-name="Heading_20_3" text:outline-level="3">4.3 Interface utilisateur</text:h>
      <text:list text:style-name="L23">
        <text:list-item>
          <text:p text:style-name="P17">Interface simple en ligne de commande ou graphique (si implémentée avec Tkinter/PyQt).</text:p>
        </text:list-item>
        <text:list-item>
          <text:p text:style-name="P17">Affichage clair des résultats météorologiques.</text:p>
        </text:list-item>
      </text:list>
      <text:h text:style-name="Heading_20_2" text:outline-level="2">5. Détails des principales fonctionnalités</text:h>
      <text:h text:style-name="Heading_20_3" text:outline-level="3">5.1 Fonctionnement de la reconnaissance vocale</text:h>
      <text:list text:style-name="L24">
        <text:list-item>
          <text:p text:style-name="P18">L’utilisateur parle dans le micro.</text:p>
        </text:list-item>
        <text:list-item>
          <text:p text:style-name="P18">L’audio est converti en texte.</text:p>
        </text:list-item>
        <text:list-item>
          <text:p text:style-name="P18">Le texte est analysé pour déterminer la requête météo.</text:p>
        </text:list-item>
      </text:list>
      <text:h text:style-name="Heading_20_3" text:outline-level="3">5.2 Prédictions météo avec IA</text:h>
      <text:list text:style-name="L25">
        <text:list-item>
          <text:p text:style-name="P19">Requête des données météo à OpenWeather API.</text:p>
        </text:list-item>
        <text:list-item>
          <text:p text:style-name="P19">Passage des données dans un modèle d’IA.</text:p>
        </text:list-item>
        <text:list-item>
          <text:p text:style-name="P19">Affichage de la prédiction à l’utilisateur.</text:p>
        </text:list-item>
      </text:list>
      <text:h text:style-name="Heading_20_2" text:outline-level="2">6. Déploiement</text:h>
      <text:h text:style-name="Heading_20_3" text:outline-level="3">6.1 Exécution en local</text:h>
      <text:p text:style-name="P2"><text:span text:style-name="Source_20_Text">python main.py</text:span></text:p>
      <text:h text:style-name="Heading_20_3" text:outline-level="3">6.2 Déploiement sur serveur</text:h>
      <text:list text:style-name="L26">
        <text:list-item>
          <text:p text:style-name="P20">Conteneurisation avec Docker (si applicable)</text:p>
        </text:list-item>
        <text:list-item>
          <text:p text:style-name="P20">Déploiement sur un serveur cloud (AWS, Azure, etc.)</text:p>
        </text:list-item>
      </text:list>
      <text:h text:style-name="Heading_20_2" text:outline-level="2">7. Tests et Debugging</text:h>
      <text:list text:style-name="L27">
        <text:list-item>
          <text:p text:style-name="P21">Tests unitaires avec <text:span text:style-name="Source_20_Text">pytest</text:span></text:p>
        </text:list-item>
        <text:list-item>
          <text:p text:style-name="P21">Debugging des erreurs courantes (micro non détecté, clé API invalide, etc.)</text:p>
        </text:list-item>
      </text:list>
      <text:h text:style-name="Heading_20_2" text:outline-level="2">8. Conclusion et évolutions possibles</text:h>
      <text:list text:style-name="L28">
        <text:list-item>
          <text:p text:style-name="P22">Amélioration du modèle IA pour plus de précision.</text:p>
        </text:list-item>
        <text:list-item>
          <text:p text:style-name="P22">Implémentation d'une interface vocale plus avancée.</text:p>
        </text:list-item>
        <text:list-item>
          <text:p text:style-name="P22"><text:soft-page-break/>Support de plusieurs langues pour les requêtes.</text:p>
        </text:list-item>
      </text:list>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7T14:10:12.348000000</meta:creation-date>
    <dc:date>2025-02-27T14:37:14.171000000</dc:date>
    <meta:editing-duration>PT2M51S</meta:editing-duration>
    <meta:editing-cycles>1</meta:editing-cycles>
    <meta:document-statistic meta:table-count="0" meta:image-count="0" meta:object-count="0" meta:page-count="5" meta:paragraph-count="107" meta:word-count="968" meta:character-count="6599" meta:non-whitespace-character-count="5763"/>
    <meta:generator>LibreOffice/24.2.2.2$Windows_X86_64 LibreOffice_project/d56cc158d8a96260b836f100ef4b4ef25d6f1a01</meta:generator>
  </office:meta>
</office:document-meta>
</file>